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4900000253238C82DA5E0583C5.png" manifest:media-type="image/png"/>
  <manifest:file-entry manifest:full-path="Pictures/100064950000741E00005222C3CABCE652ACA66C.svg" manifest:media-type="image/svg+xml"/>
  <manifest:file-entry manifest:full-path="Pictures/10000201000003490000025341EA6688626BED67.png" manifest:media-type="image/png"/>
  <manifest:file-entry manifest:full-path="Pictures/10005CD70000741E0000522244529CDC2E0DD1B9.svg" manifest:media-type="image/svg+xml"/>
  <manifest:file-entry manifest:full-path="Pictures/100002010000034900000253B07606C6C92FE669.png" manifest:media-type="image/png"/>
  <manifest:file-entry manifest:full-path="Pictures/1000433C0000741E000052227BCD58D8B826C925.svg" manifest:media-type="image/svg+xml"/>
  <manifest:file-entry manifest:full-path="Pictures/10003E6C0000741E0000522247FE1B5C52343C27.svg" manifest:media-type="image/svg+xml"/>
  <manifest:file-entry manifest:full-path="Pictures/1000BD330000741E000052221690D5802B537C28.svg" manifest:media-type="image/svg+xml"/>
  <manifest:file-entry manifest:full-path="Pictures/1000A8A60000741E00005222A2DCFD8C8A63BF76.svg" manifest:media-type="image/svg+xml"/>
  <manifest:file-entry manifest:full-path="Pictures/100002010000034900000253917CCD9FCDF15CAB.png" manifest:media-type="image/png"/>
  <manifest:file-entry manifest:full-path="Pictures/10004D430000741E0000522238613A8F93440121.svg" manifest:media-type="image/svg+xml"/>
  <manifest:file-entry manifest:full-path="Pictures/10003F560000741E00005222DCBAF45DDBCD8347.svg" manifest:media-type="image/svg+xml"/>
  <manifest:file-entry manifest:full-path="Pictures/1000020100000349000002537D1B0E8FA0913690.png" manifest:media-type="image/png"/>
  <manifest:file-entry manifest:full-path="Pictures/1000866D0000741E00005222BFD5C6E2A26FC66C.svg" manifest:media-type="image/svg+xml"/>
  <manifest:file-entry manifest:full-path="Pictures/1000635D0000741E00005222AAF754B46290D3C5.svg" manifest:media-type="image/svg+xml"/>
  <manifest:file-entry manifest:full-path="Pictures/100024C2000054490000774F261190C6E586C4DF.svg" manifest:media-type="image/svg+xml"/>
  <manifest:file-entry manifest:full-path="Pictures/100002010000034900000253386A6C7E64EE3F9E.png" manifest:media-type="image/png"/>
  <manifest:file-entry manifest:full-path="Pictures/100002010000025200000349CFA0037DAC52D2D2.png" manifest:media-type="image/png"/>
  <manifest:file-entry manifest:full-path="Pictures/1000020100000349000002538685333097AE2224.png" manifest:media-type="image/png"/>
  <manifest:file-entry manifest:full-path="Pictures/10000201000002520000034950ACFC596946FAEA.png" manifest:media-type="image/png"/>
  <manifest:file-entry manifest:full-path="Pictures/100002010000034900000253B4693A6BA52286A0.png" manifest:media-type="image/png"/>
  <manifest:file-entry manifest:full-path="Pictures/100002010000034900000253E68E68859DFB5E06.png" manifest:media-type="image/png"/>
  <manifest:file-entry manifest:full-path="Pictures/10000201000004C300000334F71C57FC4A4BB8AF.png" manifest:media-type="image/png"/>
  <manifest:file-entry manifest:full-path="Pictures/100002010000034900000253B03C586C8EA1A66B.png" manifest:media-type="image/png"/>
  <manifest:file-entry manifest:full-path="Pictures/100002010000042F00000565F1A072D911346D26.png" manifest:media-type="image/png"/>
  <manifest:file-entry manifest:full-path="Pictures/10000201000002C2000000E430808C2328B2DEF5.png" manifest:media-type="image/png"/>
  <manifest:file-entry manifest:full-path="Pictures/10000201000004BA000002F971881FA91785502E.png" manifest:media-type="image/png"/>
  <manifest:file-entry manifest:full-path="Pictures/100013CA000054490000774F1568B232D7D8EB6D.svg" manifest:media-type="image/svg+xml"/>
  <manifest:file-entry manifest:full-path="Pictures/1000020100000252000003497E88DD34A5D372A0.png" manifest:media-type="image/png"/>
  <manifest:file-entry manifest:full-path="Pictures/1000129D000054490000774F02042EF66FF29538.svg" manifest:media-type="image/svg+xml"/>
  <manifest:file-entry manifest:full-path="Pictures/100002010000034900000253A11DDFC62CB194E2.png" manifest:media-type="image/png"/>
  <manifest:file-entry manifest:full-path="Pictures/10002B070000741E00005222C7BA083CA5F34A66.svg" manifest:media-type="image/svg+xml"/>
  <manifest:file-entry manifest:full-path="Pictures/1000020100000220000000B8652A635F0C5F3666.png" manifest:media-type="image/png"/>
  <manifest:file-entry manifest:full-path="Pictures/1000020100000429000000705D02E74D279F8EA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style:paragraph-properties style:text-autospace="none"/>
    </style:style>
    <style:style style:name="P10"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5D02E74D279F8EA1.png" xlink:type="simple" xlink:show="embed" xlink:actuate="onLoad" loext:mime-type="image/png">
            <text:p/>
          </draw:image>
        </draw:frame>
        <draw:frame draw:style-name="gr3" draw:text-style-name="P8" draw:layer="layout" svg:width="6.499cm" svg:height="2.198cm" svg:x="10.751cm" svg:y="4.6cm">
          <draw:image xlink:href="Pictures/1000020100000220000000B8652A635F0C5F3666.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15.616cm" svg:height="1.6cm" svg:x="5.584cm" svg:y="4.6cm">
          <draw:image xlink:href="Pictures/1000020100000429000000705D02E74D279F8EA1.png" xlink:type="simple" xlink:show="embed" xlink:actuate="onLoad" loext:mime-type="image/png">
            <text:p/>
          </draw:image>
        </draw:frame>
        <draw:frame draw:style-name="gr3" draw:text-style-name="P8" draw:layer="layout" svg:width="9.088cm" svg:height="7.047cm" svg:x="12.6cm" svg:y="6.353cm">
          <draw:image xlink:href="Pictures/10000201000004BA000002F971881FA91785502E.png" xlink:type="simple" xlink:show="embed" xlink:actuate="onLoad" loext:mime-type="image/png">
            <text:p/>
          </draw:image>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7.6cm" svg:height="5.6cm" svg:x="5.6cm" svg:y="7.6cm">
          <draw:image xlink:href="Pictures/10000201000004C300000334F71C57FC4A4BB8AF.png" xlink:type="simple" xlink:show="embed" xlink:actuate="onLoad" loext:mime-type="image/png">
            <text:p/>
          </draw:image>
        </draw:frame>
        <draw:frame draw:style-name="gr3" draw:text-style-name="P8" draw:layer="layout" svg:width="15.616cm" svg:height="1.6cm" svg:x="5.584cm" svg:y="4.6cm">
          <draw:image xlink:href="Pictures/1000020100000429000000705D02E74D279F8EA1.png" xlink:type="simple" xlink:show="embed" xlink:actuate="onLoad" loext:mime-type="image/png">
            <text:p/>
          </draw:image>
        </draw:frame>
        <draw:frame draw:style-name="gr3" draw:text-style-name="P8" draw:layer="layout" svg:width="7.488cm" svg:height="5.806cm" svg:x="14.2cm" svg:y="7.594cm">
          <draw:image xlink:href="Pictures/10000201000004BA000002F971881FA91785502E.png" xlink:type="simple" xlink:show="embed" xlink:actuate="onLoad" loext:mime-type="image/png">
            <text:p/>
          </draw:image>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8" draw:layer="layout" svg:width="8.531cm" svg:height="11.001cm" svg:x="16.269cm" svg:y="3.799cm">
          <draw:image xlink:href="Pictures/100002010000042F00000565F1A072D911346D26.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Open access</text:p>
              </text:list-item>
            </text:list>
          </draw:text-box>
        </draw:frame>
        <draw:frame draw:style-name="gr3" draw:text-style-name="P8" draw:layer="layout" svg:width="8.531cm" svg:height="11.001cm" svg:x="15.4cm" svg:y="3.685cm">
          <draw:image xlink:href="Pictures/100002010000042F00000565F1A072D911346D26.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F1A072D911346D26.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F1A072D911346D26.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F1A072D911346D26.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3" draw:style-name="dp1" draw:master-page-name="Default" presentation:presentation-page-layout-name="AL2T1">
        <office:forms form:automatic-focus="false" form:apply-design-mode="false"/>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Robert Graves Diary (<text:a xlink:href="https://graves.uvic.ca/" xlink:type="simple">graves.uvic.ca</text:a>)</text:p>
              </text:list-item>
              <text:list-item>
                <text:p>☑ Map of Early Modern London (<text:a xlink:href="https://mapoflondon.uvic.ca/" xlink:type="simple">mapoflondon.uvic.ca</text:a>)</text:p>
              </text:list-item>
              <text:list-item>
                <text:p>☑ The Winnifred Eaton Archive (<text:a xlink:href="https://winnifredeatonarchive.org/" xlink:type="simple">winnifredeatonarchive.org</text:a>)</text:p>
              </text:list-item>
              <text:list-item>
                <text:p>☑ Mapping Keats’s Progress (<text:a xlink:href="https://johnkeats.uvic.ca/" xlink:type="simple">johnkeats.uvic.ca</text:a>)</text:p>
              </text:list-item>
              <text:list-item>
                <text:p>☑ 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text:a xlink:href="https://winnifredeatonarchive.org/search.html" xlink:type="simple">https://winnifredeatonarchive.org/search.html</text:a></text:p>
              </text:list-item>
              <text:list-item>
                <text:p><text:a xlink:href="https://johnkeats.uvic.ca/search.html" xlink:type="simple">https://johnkeats.uvic.ca/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7" draw:layer="layout" svg:width="17.271cm" svg:height="12.572cm" svg:x="2.159cm" svg:y="13.271cm" presentation:class="notes">
            <draw:text-box>
              <text:p>We currently have nine projects which use the staticSearch system, of which two are listed.</text:p>
              <text:p/>
              <text:p>The first is a relatively simple site consisting of a few hundred articles, with a simple search engine that only has two filters.</text:p>
              <text:p/>
              <text:p>The second is a much larger site (many thousands of documents), with a set of three different search configurations involving multiple filters.</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9"><text:span text:style-name="T10">&lt;div</text:span><text:span text:style-name="T11"> id</text:span><text:span text:style-name="T12">=</text:span><text:span text:style-name="T13">"staticSearch"</text:span><text:span text:style-name="T10">&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0">&lt;meta</text:span><text:span text:style-name="T11"> name</text:span><text:span text:style-name="T12">=</text:span><text:span text:style-name="T13">"Document type"</text:span><text:span text:style-name="T11"> class</text:span><text:span text:style-name="T12">=</text:span><text:span text:style-name="T13">"staticSearch.desc"</text:span><text:span text:style-name="T11"> content</text:span><text:span text:style-name="T12">=</text:span><text:span text:style-name="T13">"Poems"</text:span><text:span text:style-name="T11"> </text:span><text:span text:style-name="T14">/&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7E88DD34A5D372A0.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30"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B03C586C8EA1A66B.png" xlink:type="simple" xlink:show="embed" xlink:actuate="onLoad" loext:mime-type="image/png"/>
        </draw:frame>
        <presentation:notes draw:style-name="dp2">
          <draw:page-thumbnail draw:style-name="gr1" draw:layer="layout" svg:width="18.624cm" svg:height="10.476cm" svg:x="1.482cm" svg:y="2.123cm" draw:page-number="30"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31"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8685333097AE2224.png" xlink:type="simple" xlink:show="embed" xlink:actuate="onLoad" loext:mime-type="image/png"/>
        </draw:frame>
        <presentation:notes draw:style-name="dp2">
          <draw:page-thumbnail draw:style-name="gr1" draw:layer="layout" svg:width="18.624cm" svg:height="10.476cm" svg:x="1.482cm" svg:y="2.123cm" draw:page-number="31"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32"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917CCD9FCDF15CAB.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33"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A11DDFC62CB194E2.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34"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B4693A6BA52286A0.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0" draw:layer="layout" svg:width="25.8cm" svg:height="12.501cm" svg:x="1.4cm" svg:y="3cm">
          <draw:text-box>
            <text:p text:style-name="P9"><text:span text:style-name="T15">{</text:span><text:span text:style-name="T16">"token"</text:span><text:span text:style-name="T17">:</text:span><text:span text:style-name="T18"> </text:span><text:span text:style-name="T19">"unprofit"</text:span><text:span text:style-name="T17">,</text:span><text:span text:style-name="T18"><text:line-break/></text:span><text:span text:style-name="T18"> <text:s/></text:span><text:span text:style-name="T16">"instances"</text:span><text:span text:style-name="T17">:</text:span><text:span text:style-name="T18"> </text:span><text:span text:style-name="T15">[</text:span><text:span text:style-name="T18"><text:line-break/></text:span><text:span text:style-name="T18"> <text:s text:c="3"/></text:span><text:span text:style-name="T15">{</text:span><text:span text:style-name="T18"><text:line-break/></text:span><text:span text:style-name="T18"> <text:s text:c="5"/></text:span><text:span text:style-name="T16">"docId"</text:span><text:span text:style-name="T17">:</text:span><text:span text:style-name="T18"> </text:span><text:span text:style-name="T19">"pom_2025_ithe_old_man_of_hoy"</text:span><text:span text:style-name="T17">,</text:span><text:span text:style-name="T18"><text:line-break/></text:span><text:span text:style-name="T18"> <text:s text:c="5"/></text:span><text:span text:style-name="T16">"docUri"</text:span><text:span text:style-name="T17">:</text:span><text:span text:style-name="T18"> </text:span><text:span text:style-name="T19">"poems/goodwords/1870/pom_2025_ithe_old_man_of_hoy.html"</text:span><text:span text:style-name="T17">,</text:span><text:span text:style-name="T18"><text:line-break/></text:span><text:span text:style-name="T18"> <text:s text:c="5"/></text:span><text:span text:style-name="T16">"score"</text:span><text:span text:style-name="T17">:</text:span><text:span text:style-name="T18"> </text:span><text:span text:style-name="T20">1</text:span><text:span text:style-name="T17">,</text:span><text:span text:style-name="T18"><text:line-break/></text:span><text:span text:style-name="T18"> <text:s text:c="5"/></text:span><text:span text:style-name="T16">"contexts"</text:span><text:span text:style-name="T17">:</text:span><text:span text:style-name="T18"> </text:span><text:span text:style-name="T15">[</text:span><text:span text:style-name="T18"><text:line-break/></text:span><text:span text:style-name="T18"> <text:s text:c="7"/></text:span><text:span text:style-name="T15">{</text:span><text:span text:style-name="T18"><text:line-break/></text:span><text:span text:style-name="T18"> <text:s text:c="9"/></text:span><text:span text:style-name="T16">"form"</text:span><text:span text:style-name="T17">:</text:span><text:span text:style-name="T18"> </text:span><text:span text:style-name="T19">"unprofitably"</text:span><text:span text:style-name="T17">,</text:span><text:span text:style-name="T18"><text:line-break/></text:span><text:span text:style-name="T18"> <text:s text:c="9"/></text:span><text:span text:style-name="T16">"context"</text:span><text:span text:style-name="T17">:</text:span><text:span text:style-name="T18"> </text:span><text:span text:style-name="T19">"…whole that day was spent &lt;mark&gt;unprofitably&lt;\/mark&gt;."</text:span><text:span text:style-name="T17">,</text:span><text:span text:style-name="T18"><text:line-break/></text:span><text:span text:style-name="T18"> <text:s text:c="9"/></text:span><text:span text:style-name="T16">"weight"</text:span><text:span text:style-name="T17">:</text:span><text:span text:style-name="T18"> </text:span><text:span text:style-name="T20">1</text:span><text:span text:style-name="T17">,</text:span><text:span text:style-name="T18"><text:line-break/></text:span><text:span text:style-name="T18"> <text:s text:c="9"/></text:span><text:span text:style-name="T16">"pos"</text:span><text:span text:style-name="T17">:</text:span><text:span text:style-name="T18"> </text:span><text:span text:style-name="T20">400</text:span><text:span text:style-name="T18"><text:line-break/></text:span><text:span text:style-name="T18"> <text:s text:c="7"/></text:span><text:span text:style-name="T15">}</text:span><text:span text:style-name="T18"><text:line-break/></text:span><text:span text:style-name="T18"> <text:s text:c="5"/></text:span><text:span text:style-name="T15">]</text:span><text:span text:style-name="T18"><text:line-break/></text:span><text:span text:style-name="T18"> <text:s text:c="3"/></text:span><text:span text:style-name="T15">}</text:span><text:span text:style-name="T17">,</text:span><text:span text:style-name="T18"><text:line-break/></text:span><text:span text:style-name="T18"> <text:s text:c="3"/></text:span><text:span text:style-name="T15">{</text:span><text:span text:style-name="T18"><text:line-break/></text:span><text:span text:style-name="T18"> <text:s text:c="5"/></text:span><text:span text:style-name="T16">"docId"</text:span><text:span text:style-name="T17">:</text:span><text:span text:style-name="T18"> </text:span><text:span text:style-name="T19">"pom_8733_john_and_joan_canto_ii"</text:span><text:span text:style-name="T17">,</text:span><text:span text:style-name="T18"><text:line-break/></text:span><text:span text:style-name="T18"> <text:s text:c="5"/></text:span><text:span text:style-name="T16">"docUri"</text:span><text:span text:style-name="T17">:</text:span><text:span text:style-name="T18"> </text:span><text:span text:style-name="T19">"poems/blackwoods/1820/pom_8733_john_and_joan_canto_ii.html"</text:span><text:span text:style-name="T17">,</text:span><text:span text:style-name="T18"><text:line-break/></text:span><text:span text:style-name="T18"> <text:s text:c="5"/></text:span><text:span text:style-name="T16">"score"</text:span><text:span text:style-name="T17">:</text:span><text:span text:style-name="T18"> </text:span><text:span text:style-name="T20">1</text:span><text:span text:style-name="T17">,</text:span><text:span text:style-name="T18"><text:line-break/></text:span><text:span text:style-name="T18"> <text:s text:c="5"/></text:span><text:span text:style-name="T16">"contexts"</text:span><text:span text:style-name="T17">:</text:span><text:span text:style-name="T18"> </text:span><text:span text:style-name="T15">[</text:span><text:span text:style-name="T18"><text:line-break/></text:span><text:span text:style-name="T18"> <text:s text:c="7"/></text:span><text:span text:style-name="T15">{</text:span><text:span text:style-name="T18"><text:line-break/></text:span><text:span text:style-name="T18"> <text:s text:c="9"/></text:span><text:span text:style-name="T16">"form"</text:span><text:span text:style-name="T17">:</text:span><text:span text:style-name="T18"> </text:span><text:span text:style-name="T19">"unprofitable"</text:span><text:span text:style-name="T17">,</text:span><text:span text:style-name="T18"><text:line-break/></text:span><text:span text:style-name="T18"> <text:s text:c="9"/></text:span><text:span text:style-name="T16">"context"</text:span><text:span text:style-name="T17">:</text:span><text:span text:style-name="T18"> </text:span><text:span text:style-name="T19">"…too much ap- propriated unto &lt;mark&gt;unprofitable&lt;\/mark&gt; jocularities and facetiousness. Craving licence,…"</text:span><text:span text:style-name="T17">,</text:span><text:span text:style-name="T18"><text:line-break/></text:span><text:span text:style-name="T18"> <text:s text:c="9"/></text:span><text:span text:style-name="T16">"weight"</text:span><text:span text:style-name="T17">:</text:span><text:span text:style-name="T18"> </text:span><text:span text:style-name="T20">1</text:span><text:span text:style-name="T17">,</text:span><text:span text:style-name="T18"><text:line-break/></text:span><text:span text:style-name="T18"> <text:s text:c="9"/></text:span><text:span text:style-name="T16">"pos"</text:span><text:span text:style-name="T17">:</text:span><text:span text:style-name="T18"> </text:span><text:span text:style-name="T20">164</text:span><text:span text:style-name="T18"> <text:s text:c="4"/></text:span><text:span text:style-name="T15">}</text:span><text:span text:style-name="T18"> <text:s text:c="2"/></text:span><text:span text:style-name="T15">] </text:span><text:span text:style-name="T18"><text:s text:c="2"/></text:span><text:span text:style-name="T15">}</text:span><text:span text:style-name="T18"> <text:s/></text:span><text:span text:style-name="T15">]</text:span><text:span text:style-name="T18"> <text:s text:c="2"/></text:span><text:span text:style-name="T15">}</text:span></text:p>
          </draw:text-box>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9"><text:span text:style-name="T21">{</text:span><text:span text:style-name="T22"><text:line-break/></text:span><text:span text:style-name="T22"> <text:s/></text:span><text:span text:style-name="T23">"filterId"</text:span><text:span text:style-name="T24">:</text:span><text:span text:style-name="T22"> </text:span><text:span text:style-name="T25">"ssBool2"</text:span><text:span text:style-name="T24">,</text:span><text:span text:style-name="T22"><text:line-break/></text:span><text:span text:style-name="T22"> <text:s/></text:span><text:span text:style-name="T23">"filterName"</text:span><text:span text:style-name="T24">:</text:span><text:span text:style-name="T22"> </text:span><text:span text:style-name="T25">"Unsigned"</text:span><text:span text:style-name="T24">,</text:span><text:span text:style-name="T22"><text:line-break/></text:span><text:span text:style-name="T22"> <text:s/></text:span><text:span text:style-name="T23">"ssBool2_1"</text:span><text:span text:style-name="T24">:</text:span><text:span text:style-name="T22"> </text:span><text:span text:style-name="T21">{</text:span><text:span text:style-name="T22"><text:line-break/></text:span><text:span text:style-name="T22"> <text:s text:c="3"/></text:span><text:span text:style-name="T23">"value"</text:span><text:span text:style-name="T24">:</text:span><text:span text:style-name="T22"> </text:span><text:span text:style-name="T25">"true"</text:span><text:span text:style-name="T24">,</text:span><text:span text:style-name="T22"><text:line-break/></text:span><text:span text:style-name="T22"> <text:s text:c="3"/></text:span><text:span text:style-name="T23">"docs"</text:span><text:span text:style-name="T24">:</text:span><text:span text:style-name="T22"> </text:span><text:span text:style-name="T21">[</text:span><text:span text:style-name="T22"><text:line-break/></text:span><text:span text:style-name="T22"> <text:s text:c="5"/></text:span><text:span text:style-name="T25">"poems/chambers_series/1867/pom_7594_the_husbands_request.html"</text:span><text:span text:style-name="T24">,</text:span><text:span text:style-name="T22"><text:line-break/></text:span><text:span text:style-name="T22"> <text:s text:c="5"/></text:span><text:span text:style-name="T25">"poems/alltheyearround/1875/pom_4271_the_hourglass.html"</text:span><text:span text:style-name="T24">,</text:span><text:span text:style-name="T22"><text:line-break/></text:span><text:span text:style-name="T22"> <text:s text:c="5"/></text:span><text:span text:style-name="T25">"poems/alltheyearround/1879/pom_4507_in_the_conservatory.html"</text:span><text:span text:style-name="T24">,</text:span><text:span text:style-name="T22"><text:line-break/></text:span><text:span text:style-name="T22"> <text:s text:c="5"/></text:span><text:span text:style-name="T25">"poems/blackwoods/1843/pom_9963_jolly_father_joe.html"</text:span><text:span text:style-name="T24">,</text:span><text:span text:style-name="T22"><text:line-break/></text:span><text:span text:style-name="T22"> <text:s text:c="5"/></text:span><text:span text:style-name="T25">"poems/blackwoods/1829/pom_10314_the_watchmans_lament.html"</text:span><text:span text:style-name="T22"><text:line-break/></text:span><text:span text:style-name="T22"> <text:s text:c="3"/></text:span><text:span text:style-name="T21">]</text:span><text:span text:style-name="T22"><text:line-break/></text:span><text:span text:style-name="T22"> <text:s/></text:span><text:span text:style-name="T21">}</text:span><text:span text:style-name="T22"><text:line-break/></text:span><text:span text:style-name="T21">}</text:span></text:p>
          </draw:text-box>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8"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7D1B0E8FA0913690.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386A6C7E64EE3F9E.png" xlink:type="simple" xlink:show="embed" xlink:actuate="onLoad" loext:mime-type="image/png"/>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40"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B07606C6C92FE669.png" xlink:type="simple" xlink:show="embed" xlink:actuate="onLoad" loext:mime-type="image/png"/>
        </draw:frame>
        <presentation:notes draw:style-name="dp2">
          <draw:page-thumbnail draw:style-name="gr1" draw:layer="layout" svg:width="18.624cm" svg:height="10.476cm" svg:x="1.482cm" svg:y="2.123cm" draw:page-number="40"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41"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E68E68859DFB5E06.png" xlink:type="simple" xlink:show="embed" xlink:actuate="onLoad" loext:mime-type="image/png"/>
        </draw:frame>
        <presentation:notes draw:style-name="dp2">
          <draw:page-thumbnail draw:style-name="gr1" draw:layer="layout" svg:width="18.624cm" svg:height="10.476cm" svg:x="1.482cm" svg:y="2.123cm" draw:page-number="41"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42"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41EA6688626BED67.png" xlink:type="simple" xlink:show="embed" xlink:actuate="onLoad" loext:mime-type="image/png"/>
        </draw:frame>
        <presentation:notes draw:style-name="dp2">
          <draw:page-thumbnail draw:style-name="gr1" draw:layer="layout" svg:width="18.624cm" svg:height="10.476cm" svg:x="1.482cm" svg:y="2.123cm" draw:page-number="42"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43"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238C82DA5E0583C5.png" xlink:type="simple" xlink:show="embed" xlink:actuate="onLoad" loext:mime-type="image/png"/>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44"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30808C2328B2DEF5.png" xlink:type="simple" xlink:show="embed" xlink:actuate="onLoad" loext:mime-type="image/png">
            <text:p/>
          </draw:image>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item>
                <text:p>Wildcard searches (*, ?, [uv])</text:p>
              </text:list-item>
              <text:list-item>
                <text:p>Pluggable stemmers (currently we have only Modern English and the “identity” stemmer).</text:p>
                <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11T15:36:07.322692684</meta:creation-date>
    <dc:date>2020-09-29T17:03:08.462687982</dc:date>
    <meta:editing-duration>PT3H20M6S</meta:editing-duration>
    <meta:editing-cycles>31</meta:editing-cycles>
    <meta:generator>LibreOffice/6.3.4.2$MacOSX_X86_64 LibreOffice_project/60da17e045e08f1793c57c00ba83cdfce946d0aa</meta:generator>
    <meta:document-statistic meta:object-count="222"/>
  </office:meta>
</office:document-meta>
</file>